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24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7" office:value-type="string" calcext:value-type="string">
            <text:p>JAAL 1.1 for Dijkstra’s algorith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 calcext:value-type="string">
            <text:p>Target</text:p>
          </table:table-cell>
          <table:table-cell table:style-name="ce8"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node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d key-value type reference to graph</text:p>
          </table:table-cell>
          <table:table-cell/>
          <table:table-cell office:value-type="string" calcext:value-type="string">
            <text:p>Prevent overgeneralization and discard this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matrix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Already implemented: a matrix contains nodes which may contain key-value pairs. Complex enough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: click, grade, undo events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imation schema</text:p>
          </table:table-cell>
          <table:table-cell/>
          <table:table-cell office:value-type="string" calcext:value-type="string">
            <text:p>Array of events in main JAAL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imeStamp schema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Inside event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  <table:table-cell table:number-columns-repeated="2"/>
        </table:table-row>
      </table:table>
      <table:table table:name="Schedule" table:style-name="ta1"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7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8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.00.0000</text:date>, <text:time style:data-style-name="N2" text:time-value="16:48:49.248856422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10-08T17:08:35.865019188</dc:date>
    <meta:editing-duration>PT4H36M32S</meta:editing-duration>
    <meta:editing-cycles>17</meta:editing-cycles>
    <meta:generator>LibreOffice/6.4.7.2$Linux_X86_64 LibreOffice_project/40$Build-2</meta:generator>
    <meta:document-statistic meta:table-count="2" meta:cell-count="114" meta:object-count="0"/>
  </office:meta>
</office:document-meta>
</file>